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Lucida Console" svg:font-family="Lucida Console" style:font-family-generic="modern" style:font-pitch="fixed" svg:panose-1="2 11 6 9 4 5 4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text-properties style:font-name="Lucida Console"/>
    </style:style>
    <style:style style:name="T3" style:parent-style-name="DefaultParagraphFont" style:family="text">
      <style:text-properties style:font-name="Lucida Console" fo:color="#008000"/>
    </style:style>
    <style:style style:name="T4" style:parent-style-name="DefaultParagraphFont" style:family="text">
      <style:text-properties style:font-name="Lucida Console" fo:color="#C0C0C0"/>
    </style:style>
    <style:style style:name="T5" style:parent-style-name="DefaultParagraphFont" style:family="text">
      <style:text-properties style:font-name="Lucida Console" fo:color="#008000"/>
    </style:style>
    <style:style style:name="P6" style:parent-style-name="PreformattedText" style:family="paragraph">
      <style:paragraph-properties fo:margin-bottom="0.1965in"/>
    </style:style>
    <style:style style:name="T7" style:parent-style-name="DefaultParagraphFont" style:family="text">
      <style:text-properties fo:color="#000080"/>
    </style:style>
    <style:style style:name="T8" style:parent-style-name="DefaultParagraphFont" style:family="text">
      <style:text-properties fo:color="#C0C0C0"/>
    </style:style>
    <style:style style:name="T9" style:parent-style-name="DefaultParagraphFont" style:family="text">
      <style:text-properties fo:color="#008000"/>
    </style:style>
    <style:style style:name="T10" style:parent-style-name="DefaultParagraphFont" style:family="text">
      <style:text-properties fo:color="#008000"/>
    </style:style>
    <style:style style:name="P11" style:parent-style-name="PreformattedText" style:family="paragraph">
      <style:paragraph-properties fo:margin-bottom="0.1965in"/>
    </style:style>
    <style:style style:name="T12" style:parent-style-name="DefaultParagraphFont" style:family="text">
      <style:text-properties fo:color="#808000"/>
    </style:style>
    <style:style style:name="T13" style:parent-style-name="DefaultParagraphFont" style:family="text">
      <style:text-properties fo:color="#C0C0C0"/>
    </style:style>
    <style:style style:name="T14" style:parent-style-name="DefaultParagraphFont" style:family="text">
      <style:text-properties fo:color="#C0C0C0"/>
    </style:style>
    <style:style style:name="T15" style:parent-style-name="DefaultParagraphFont" style:family="text">
      <style:text-properties fo:color="#C0C0C0"/>
    </style:style>
    <style:style style:name="T16" style:parent-style-name="DefaultParagraphFont" style:family="text">
      <style:text-properties fo:color="#008000"/>
    </style:style>
    <style:style style:name="T17" style:parent-style-name="DefaultParagraphFont" style:family="text">
      <style:text-properties fo:color="#C0C0C0"/>
    </style:style>
    <style:style style:name="T18" style:parent-style-name="DefaultParagraphFont" style:family="text">
      <style:text-properties fo:color="#008000"/>
    </style:style>
    <style:style style:name="P19" style:parent-style-name="PreformattedText" style:family="paragraph">
      <style:paragraph-properties fo:margin-bottom="0.1965in"/>
    </style:style>
    <style:style style:name="T20" style:parent-style-name="DefaultParagraphFont" style:family="text">
      <style:text-properties fo:color="#808000"/>
    </style:style>
    <style:style style:name="T21" style:parent-style-name="DefaultParagraphFont" style:family="text">
      <style:text-properties fo:color="#C0C0C0"/>
    </style:style>
    <style:style style:name="T22" style:parent-style-name="DefaultParagraphFont" style:family="text">
      <style:text-properties fo:color="#808000"/>
    </style:style>
    <style:style style:name="T23" style:parent-style-name="DefaultParagraphFont" style:family="text">
      <style:text-properties fo:color="#C0C0C0"/>
    </style:style>
    <style:style style:name="T24" style:parent-style-name="DefaultParagraphFont" style:family="text">
      <style:text-properties fo:color="#808000"/>
    </style:style>
    <style:style style:name="T25" style:parent-style-name="DefaultParagraphFont" style:family="text">
      <style:text-properties fo:color="#C0C0C0"/>
    </style:style>
    <style:style style:name="T26" style:parent-style-name="DefaultParagraphFont" style:family="text">
      <style:text-properties fo:color="#C0C0C0"/>
    </style:style>
    <style:style style:name="T27" style:parent-style-name="DefaultParagraphFont" style:family="text">
      <style:text-properties fo:color="#C0C0C0"/>
    </style:style>
    <style:style style:name="T28" style:parent-style-name="DefaultParagraphFont" style:family="text">
      <style:text-properties fo:color="#808000"/>
    </style:style>
    <style:style style:name="T29" style:parent-style-name="DefaultParagraphFont" style:family="text">
      <style:text-properties fo:color="#C0C0C0"/>
    </style:style>
    <style:style style:name="T30" style:parent-style-name="DefaultParagraphFont" style:family="text">
      <style:text-properties fo:color="#000080"/>
    </style:style>
    <style:style style:name="P31" style:parent-style-name="PreformattedText" style:family="paragraph">
      <style:paragraph-properties fo:margin-bottom="0.1965in"/>
    </style:style>
    <style:style style:name="T32" style:parent-style-name="DefaultParagraphFont" style:family="text">
      <style:text-properties fo:color="#808000"/>
    </style:style>
    <style:style style:name="T33" style:parent-style-name="DefaultParagraphFont" style:family="text">
      <style:text-properties fo:color="#C0C0C0"/>
    </style:style>
    <style:style style:name="T34" style:parent-style-name="DefaultParagraphFont" style:family="text">
      <style:text-properties fo:color="#808000"/>
    </style:style>
    <style:style style:name="T35" style:parent-style-name="DefaultParagraphFont" style:family="text">
      <style:text-properties fo:color="#C0C0C0"/>
    </style:style>
    <style:style style:name="T36" style:parent-style-name="DefaultParagraphFont" style:family="text">
      <style:text-properties fo:color="#C0C0C0"/>
    </style:style>
    <style:style style:name="T37" style:parent-style-name="DefaultParagraphFont" style:family="text">
      <style:text-properties fo:color="#808000"/>
    </style:style>
    <style:style style:name="T38" style:parent-style-name="DefaultParagraphFont" style:family="text">
      <style:text-properties fo:color="#C0C0C0"/>
    </style:style>
    <style:style style:name="T39" style:parent-style-name="DefaultParagraphFont" style:family="text">
      <style:text-properties fo:color="#C0C0C0"/>
    </style:style>
    <style:style style:name="T40" style:parent-style-name="DefaultParagraphFont" style:family="text">
      <style:text-properties fo:color="#808000"/>
    </style:style>
    <style:style style:name="T41" style:parent-style-name="DefaultParagraphFont" style:family="text">
      <style:text-properties fo:color="#C0C0C0"/>
    </style:style>
    <style:style style:name="T42" style:parent-style-name="DefaultParagraphFont" style:family="text">
      <style:text-properties fo:color="#000080"/>
    </style:style>
    <style:style style:name="T43" style:parent-style-name="DefaultParagraphFont" style:family="text">
      <style:text-properties fo:color="#C0C0C0"/>
    </style:style>
    <style:style style:name="T44" style:parent-style-name="DefaultParagraphFont" style:family="text">
      <style:text-properties fo:color="#000080"/>
    </style:style>
    <style:style style:name="T45" style:parent-style-name="DefaultParagraphFont" style:family="text">
      <style:text-properties fo:color="#C0C0C0"/>
    </style:style>
    <style:style style:name="T46" style:parent-style-name="DefaultParagraphFont" style:family="text">
      <style:text-properties fo:color="#C0C0C0"/>
    </style:style>
    <style:style style:name="T47" style:parent-style-name="DefaultParagraphFont" style:family="text">
      <style:text-properties fo:color="#808000"/>
    </style:style>
    <style:style style:name="T48" style:parent-style-name="DefaultParagraphFont" style:family="text">
      <style:text-properties fo:color="#C0C0C0"/>
    </style:style>
    <style:style style:name="T49" style:parent-style-name="DefaultParagraphFont" style:family="text">
      <style:text-properties fo:color="#C0C0C0"/>
    </style:style>
    <style:style style:name="T50" style:parent-style-name="DefaultParagraphFont" style:family="text">
      <style:text-properties fo:color="#C0C0C0"/>
    </style:style>
    <style:style style:name="T51" style:parent-style-name="DefaultParagraphFont" style:family="text">
      <style:text-properties fo:color="#808000"/>
    </style:style>
    <style:style style:name="T52" style:parent-style-name="DefaultParagraphFont" style:family="text">
      <style:text-properties fo:color="#C0C0C0"/>
    </style:style>
    <style:style style:name="T53" style:parent-style-name="DefaultParagraphFont" style:family="text">
      <style:text-properties fo:color="#808000"/>
    </style:style>
    <style:style style:name="T54" style:parent-style-name="DefaultParagraphFont" style:family="text">
      <style:text-properties fo:color="#C0C0C0"/>
    </style:style>
    <style:style style:name="T55" style:parent-style-name="DefaultParagraphFont" style:family="text">
      <style:text-properties fo:color="#808000"/>
    </style:style>
    <style:style style:name="T56" style:parent-style-name="DefaultParagraphFont" style:family="text">
      <style:text-properties fo:color="#C0C0C0"/>
    </style:style>
    <style:style style:name="T57" style:parent-style-name="DefaultParagraphFont" style:family="text">
      <style:text-properties fo:color="#808000"/>
    </style:style>
    <style:style style:name="T58" style:parent-style-name="DefaultParagraphFont" style:family="text">
      <style:text-properties fo:color="#C0C0C0"/>
    </style:style>
    <style:style style:name="T59" style:parent-style-name="DefaultParagraphFont" style:family="text">
      <style:text-properties fo:color="#000080"/>
    </style:style>
    <style:style style:name="T60" style:parent-style-name="DefaultParagraphFont" style:family="text">
      <style:text-properties fo:color="#C0C0C0"/>
    </style:style>
    <style:style style:name="T61" style:parent-style-name="DefaultParagraphFont" style:family="text">
      <style:text-properties fo:color="#C0C0C0"/>
    </style:style>
    <style:style style:name="T62" style:parent-style-name="DefaultParagraphFont" style:family="text">
      <style:text-properties fo:color="#C0C0C0"/>
    </style:style>
    <style:style style:name="T63" style:parent-style-name="DefaultParagraphFont" style:family="text">
      <style:text-properties fo:color="#C0C0C0"/>
    </style:style>
    <style:style style:name="T64" style:parent-style-name="DefaultParagraphFont" style:family="text">
      <style:text-properties fo:color="#C0C0C0"/>
    </style:style>
    <style:style style:name="T65" style:parent-style-name="DefaultParagraphFont" style:family="text">
      <style:text-properties fo:color="#808000"/>
    </style:style>
    <style:style style:name="T66" style:parent-style-name="DefaultParagraphFont" style:family="text">
      <style:text-properties fo:color="#C0C0C0"/>
    </style:style>
    <style:style style:name="T67" style:parent-style-name="DefaultParagraphFont" style:family="text">
      <style:text-properties fo:color="#C0C0C0"/>
    </style:style>
    <style:style style:name="T68" style:parent-style-name="DefaultParagraphFont" style:family="text">
      <style:text-properties fo:color="#008000"/>
    </style:style>
    <style:style style:name="T69" style:parent-style-name="DefaultParagraphFont" style:family="text">
      <style:text-properties fo:color="#C0C0C0"/>
    </style:style>
    <style:style style:name="T70" style:parent-style-name="DefaultParagraphFont" style:family="text">
      <style:text-properties fo:color="#C0C0C0"/>
    </style:style>
    <style:style style:name="T71" style:parent-style-name="DefaultParagraphFont" style:family="text">
      <style:text-properties fo:color="#C0C0C0"/>
    </style:style>
    <style:style style:name="T72" style:parent-style-name="DefaultParagraphFont" style:family="text">
      <style:text-properties fo:color="#008000"/>
    </style:style>
    <style:style style:name="T73" style:parent-style-name="DefaultParagraphFont" style:family="text">
      <style:text-properties fo:color="#C0C0C0"/>
    </style:style>
    <style:style style:name="T74" style:parent-style-name="DefaultParagraphFont" style:family="text">
      <style:text-properties fo:color="#C0C0C0"/>
    </style:style>
    <style:style style:name="T75" style:parent-style-name="DefaultParagraphFont" style:family="text">
      <style:text-properties fo:color="#008000"/>
    </style:style>
    <style:style style:name="T76" style:parent-style-name="DefaultParagraphFont" style:family="text">
      <style:text-properties fo:color="#008000"/>
    </style:style>
    <style:style style:name="T77" style:parent-style-name="DefaultParagraphFont" style:family="text">
      <style:text-properties fo:color="#C0C0C0"/>
    </style:style>
    <style:style style:name="T78" style:parent-style-name="DefaultParagraphFont" style:family="text">
      <style:text-properties fo:color="#C0C0C0"/>
    </style:style>
    <style:style style:name="P79" style:parent-style-name="PreformattedText" style:list-style-name="LFO1" style:family="paragraph"/>
    <style:style style:name="P80" style:parent-style-name="PreformattedText" style:list-style-name="LFO1" style:family="paragraph"/>
    <style:style style:name="P81" style:parent-style-name="Standard" style:family="paragraph">
      <style:text-properties style:font-name="Lucida Console"/>
    </style:style>
    <style:style style:name="P82" style:parent-style-name="Standard" style:family="paragraph">
      <style:text-properties style:font-name="Lucida Console"/>
    </style:style>
    <style:style style:name="T83" style:parent-style-name="DefaultParagraphFont" style:family="text">
      <style:text-properties fo:color="#808000"/>
    </style:style>
    <style:style style:name="T84" style:parent-style-name="DefaultParagraphFont" style:family="text">
      <style:text-properties fo:color="#C0C0C0"/>
    </style:style>
    <style:style style:name="T85" style:parent-style-name="DefaultParagraphFont" style:family="text">
      <style:text-properties fo:color="#C0C0C0"/>
    </style:style>
    <style:style style:name="T86" style:parent-style-name="DefaultParagraphFont" style:family="text">
      <style:text-properties fo:color="#C0C0C0"/>
    </style:style>
    <style:style style:name="T87" style:parent-style-name="DefaultParagraphFont" style:family="text">
      <style:text-properties fo:color="#808000"/>
    </style:style>
    <style:style style:name="T88" style:parent-style-name="DefaultParagraphFont" style:family="text">
      <style:text-properties fo:color="#C0C0C0"/>
    </style:style>
    <style:style style:name="T89" style:parent-style-name="DefaultParagraphFont" style:family="text">
      <style:text-properties fo:color="#808000"/>
    </style:style>
    <style:style style:name="P90" style:parent-style-name="Textbody" style:list-style-name="LFO2" style:family="paragraph"/>
    <style:style style:name="P91" style:parent-style-name="Textbody" style:list-style-name="LFO2" style:family="paragraph"/>
    <style:style style:name="P92" style:parent-style-name="Textbody" style:list-style-name="LFO2" style:family="paragraph"/>
    <style:style style:name="P93" style:parent-style-name="Textbody" style:list-style-name="LFO2" style:family="paragraph"/>
    <style:style style:name="P94" style:parent-style-name="Textbody" style:list-style-name="LFO2" style:family="paragraph"/>
  </office:automatic-styles>
  <office:body>
    <office:text text:use-soft-page-breaks="true">
      <text:p text:style-name="P1">C / C++ Questions</text:p>
      <text:p text:style-name="Textbody"/>
      <text:p text:style-name="Textbody">1. C / C++ applications<text:s/>organise variables into memory locations called ‘stack’ and ‘heap’. Please give a brief desciption of each.</text:p>
      <text:p text:style-name="Textbody">Stack<text:s/>and heap in memory position<text:s/>are<text:s/>different<text:s/>with<text:s/>access methods.<text:s/></text:p>
      <text:p text:style-name="Textbody">Stack can be distributed automatically<text:s/>by operation system, such<text:s/>as<text:s/>normal<text:s/>variables and<text:s/>parameters, which can be release automatically after using them.</text:p>
      <text:p text:style-name="Textbody">Heap, it cannot be distributed automatically. When you want<text:s/>to use<text:s/>it, you<text:s/>have to use<text:s text:c="2"/>“New” operator to apply for some size<text:s/>memory<text:s/>you want from system, and you better release it using “Free”<text:s/>after using it. If do not release it after it can be recycled<text:s/>automatically by system.</text:p>
      <text:p text:style-name="Textbody">Here something should be mentioned that<text:s/>it is totally different with the heap and stack in the data structure.<text:s/></text:p>
      <text:p text:style-name="Textbody"/>
      <text:p text:style-name="Textbody">2. Below is a short program, identify variables and specify whether they will be instanciated on the ‘stack’ or ‘heap’</text:p>
      <text:p text:style-name="P2"/>
      <text:p text:style-name="PreformattedText"><text:span text:style-name="T3">//Example</text:span><text:span text:style-name="T4"><text:s/></text:span><text:span text:style-name="T5">Code</text:span></text:p>
      <text:p text:style-name="P6"><text:span text:style-name="T7">#include</text:span><text:span text:style-name="T8"><text:s/></text:span><text:span text:style-name="T9">&lt;s</text:span><text:span text:style-name="T10">tdio.h&gt;</text:span></text:p>
      <text:p text:style-name="P11"><text:span text:style-name="T12">char</text:span><text:span text:style-name="T13"><text:s/></text:span><text:bookmark-start text:name="OLE_LINK1"/>input_string<text:bookmark-end text:name="OLE_LINK1"/>[]<text:span text:style-name="T14"><text:s/></text:span>=<text:span text:style-name="T15"><text:s/></text:span><text:span text:style-name="T16">"Example</text:span><text:span text:style-name="T17"><text:s/></text:span><text:span text:style-name="T18">String!!"</text:span>;</text:p>
      <text:p text:style-name="P19"><text:span text:style-name="T20">void</text:span><text:span text:style-name="T21"><text:s/></text:span>prnt_lc(<text:span text:style-name="T22">char</text:span><text:span text:style-name="T23"><text:s/></text:span>*psz_str);</text:p>
      <text:p text:style-name="PreformattedText"><text:span text:style-name="T24">int</text:span><text:span text:style-name="T25"><text:s/></text:span>main()</text:p>
      <text:p text:style-name="PreformattedText">{</text:p>
      <text:p text:style-name="PreformattedText"><text:span text:style-name="T26"><text:s text:c="4"/></text:span>prnt_lc(input_string);</text:p>
      <text:p text:style-name="PreformattedText"><text:span text:style-name="T27"><text:s text:c="4"/></text:span><text:span text:style-name="T28">return</text:span><text:span text:style-name="T29"><text:s/></text:span><text:span text:style-name="T30">0</text:span>;</text:p>
      <text:p text:style-name="P31">}</text:p>
      <text:p text:style-name="PreformattedText"><text:span text:style-name="T32">void</text:span><text:span text:style-name="T33"><text:s/></text:span>prnt_lc(<text:span text:style-name="T34">char</text:span><text:span text:style-name="T35"><text:s/></text:span>*psz_str)</text:p>
      <text:p text:style-name="PreformattedText">{</text:p>
      <text:p text:style-name="PreformattedText"><text:span text:style-name="T36"><text:s text:c="4"/></text:span><text:span text:style-name="T37">int</text:span><text:span text:style-name="T38"><text:s/></text:span>sz;</text:p>
      <text:p text:style-name="PreformattedText"><text:span text:style-name="T39"><text:s text:c="4"/></text:span><text:span text:style-name="T40">for</text:span><text:span text:style-name="T41"><text:s/></text:span>(sz=<text:span text:style-name="T42">0</text:span>;<text:span text:style-name="T43"><text:s/></text:span>psz_str[sz]!=<text:span text:style-name="T44">0</text:span>;<text:span text:style-name="T45"><text:s/></text:span>sz++);</text:p>
      <text:p text:style-name="PreformattedText"><text:span text:style-name="T46"><text:s text:c="4"/></text:span><text:span text:style-name="T47">char</text:span><text:span text:style-name="T48"><text:s/></text:span>*p_str<text:span text:style-name="T49"><text:s/></text:span>=<text:span text:style-name="T50"><text:s/></text:span><text:span text:style-name="T51">new</text:span><text:span text:style-name="T52"><text:s/></text:span><text:span text:style-name="T53">char</text:span>[sz];</text:p>
      <text:p text:style-name="PreformattedText"><text:span text:style-name="T54"><text:s text:c="4"/></text:span><text:span text:style-name="T55">for</text:span><text:span text:style-name="T56"><text:s/></text:span>(<text:span text:style-name="T57">int</text:span><text:span text:style-name="T58"><text:s/></text:span>i=<text:span text:style-name="T59">0</text:span>;<text:span text:style-name="T60"><text:s/></text:span>i&lt;sz;<text:span text:style-name="T61"><text:s/></text:span>i++)</text:p>
      <text:p text:style-name="PreformattedText"><text:span text:style-name="T62"><text:s text:c="4"/></text:span>{</text:p>
      <text:p text:style-name="PreformattedText"><text:span text:style-name="T63"><text:s text:c="8"/></text:span>p_str[i]=psz_str[i];</text:p>
      <text:p text:style-name="PreformattedText"><text:span text:style-name="T64"><text:s text:c="8"/></text:span><text:span text:style-name="T65">if</text:span><text:span text:style-name="T66"><text:s/></text:span>(<text:span text:style-name="T67"><text:s/></text:span>p_str[i]&gt;=<text:span text:style-name="T68">'a'</text:span><text:span text:style-name="T69"><text:s/></text:span>&amp;&amp;<text:span text:style-name="T70"><text:s/></text:span>p_str[i]<text:span text:style-name="T71"><text:s/></text:span>&lt;=<text:span text:style-name="T72">'z'</text:span>)<text:span text:style-name="T73"><text:s/></text:span>p_str[i]-=<text:span text:style-name="T74"><text:s/></text:span><text:span text:style-name="T75">'a'</text:span>-<text:span text:style-name="T76">'A'</text:span>;</text:p>
      <text:p text:style-name="PreformattedText"><text:span text:style-name="T77"><text:s text:c="4"/></text:span>}</text:p>
      <text:p text:style-name="PreformattedText"><text:span text:style-name="T78"><text:s text:c="4"/></text:span>printf(p_str);</text:p>
      <text:p text:style-name="PreformattedText">}</text:p>
      <text:p text:style-name="PreformattedText"/>
      <text:p text:style-name="PreformattedText">Answer:</text:p>
      <text:p text:style-name="PreformattedText">Global variables: input_string ;</text:p>
      <text:p text:style-name="PreformattedText">Stack<text:s/>variables: <text:s/>int<text:s/>sz and char * psz_str, int I;</text:p>
      <text:p text:style-name="PreformattedText">Heap variables: char<text:s/>*<text:s/>p_str;</text:p>
      <text:soft-page-break/>
      <text:p text:style-name="PreformattedText">When the system is running , those variables will be stored in relative area. But here there are some problems for this procedure.</text:p>
      <text:list text:style-name="LFO1" text:continue-numbering="true">
        <text:list-item>
          <text:p text:style-name="P79">It is dangerous not to release the heap space after using it. Before<text:s/>the function runs<text:s/>out, the space should be released by “free” operator.</text:p>
        </text:list-item>
        <text:list-item>
          <text:p text:style-name="P80">The string does have an terminal symbol, ‘\0’,<text:s/>and the size should add one more<text:s/>byte<text:s/>for the terminal symbol,<text:s/>so there are some messy code in the end of this string.</text:p>
        </text:list-item>
      </text:list>
      <text:p text:style-name="P81"/>
      <text:p text:style-name="P82"/>
      <text:p text:style-name="Textbody">3. What do you think the above code is intended to do.</text:p>
      <text:p text:style-name="Textbody">Answer:</text:p>
      <text:p text:style-name="Textbody">This code wants<text:s/>to transfer all the lowercase in input_string to capital letter, but some errors happened during the process.</text:p>
      <text:p text:style-name="Textbody"/>
      <text:p text:style-name="Textbody">4. The code has a couple of common bugs, suggest corrections for bugs.</text:p>
      <text:p text:style-name="Textbody">1. when finishing using the data of heap or before running out of the function, please to release it by <text:s/>“free”, it may cause a memory leak.</text:p>
      <text:p text:style-name="Textbody">2.<text:s/><text:span text:style-name="T83">char</text:span><text:span text:style-name="T84"><text:s/></text:span>*<text:bookmark-start text:name="OLE_LINK2"/><text:bookmark-start text:name="OLE_LINK3"/>p_str<text:span text:style-name="T85"><text:s/></text:span><text:bookmark-end text:name="OLE_LINK2"/><text:bookmark-end text:name="OLE_LINK3"/>=<text:span text:style-name="T86"><text:s/></text:span><text:span text:style-name="T87">new</text:span><text:span text:style-name="T88"><text:s/></text:span><text:span text:style-name="T89">char</text:span>[sz+1]; for the ‘\0’<text:s/></text:p>
      <text:p text:style-name="Textbody">p_str = ‘\0’;</text:p>
      <text:p text:style-name="Textbody">printf(p_str);<text:s/></text:p>
      <text:p text:style-name="Textbody"/>
      <text:p text:style-name="Textbody">5. If had been given this code for review, what feedback would you give ?</text:p>
      <text:p text:style-name="Textbody">Feedback:</text:p>
      <text:list text:style-name="LFO2" text:continue-numbering="true">
        <text:list-item>
          <text:p text:style-name="P90">Input_string is global variable, it does not need to be transferred in this function by a parameter, can use it directly, since its available area is in all area of the file.</text:p>
        </text:list-item>
        <text:list-item>
          <text:p text:style-name="P91">The programmer for this procedure is not good at using string, ‘\0’, should not be forgot.</text:p>
        </text:list-item>
        <text:list-item>
          <text:p text:style-name="P92">The programmer has not a concept about how the system running function, from go in and go out, the heap space is not released, it causes some problems with the next time using.</text:p>
        </text:list-item>
        <text:list-item>
          <text:p text:style-name="P93"><text:s/>Strlen() the library function is not used in this function to make the space complexity higher, not smart.<text:s/></text:p>
        </text:list-item>
        <text:list-item>
          <text:p text:style-name="P94">Do not need to use new operator to create heap space, <text:s/>char p_str[sz+1] = “ ”, the programmer is not good at using memory.</text:p>
        </text:list-item>
      </text:list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Lucida Console" svg:font-family="Lucida Console" style:font-family-generic="modern" style:font-pitch="fixed" svg:panose-1="2 11 6 9 4 5 4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ul Scullin</meta:initial-creator>
    <dc:creator>anecto Galway</dc:creator>
    <meta:creation-date>2018-02-06T17:15:00Z</meta:creation-date>
    <dc:date>2018-02-06T17:15:00Z</dc:date>
    <meta:template xlink:href="Normal.dotm" xlink:type="simple"/>
    <meta:editing-cycles>2</meta:editing-cycles>
    <meta:editing-duration>PT540S</meta:editing-duration>
    <meta:document-statistic meta:page-count="2" meta:paragraph-count="6" meta:word-count="466" meta:character-count="3117" meta:row-count="22" meta:non-whitespace-character-count="2657"/>
  </office:meta>
</office:document-meta>
</file>